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c16b" officeooo:paragraph-rsid="0008c16b"/>
    </style:style>
    <style:style style:name="P2" style:family="paragraph" style:parent-style-name="Standard" style:list-style-name="L2">
      <style:text-properties style:text-underline-style="solid" style:text-underline-width="auto" style:text-underline-color="font-color" officeooo:rsid="0008c16b" officeooo:paragraph-rsid="0008c16b"/>
    </style:style>
    <style:style style:name="P3" style:family="paragraph" style:parent-style-name="Standard" style:list-style-name="L1">
      <style:text-properties style:text-underline-style="none" officeooo:rsid="0008c16b" officeooo:paragraph-rsid="0008c16b"/>
    </style:style>
    <style:style style:name="P4" style:family="paragraph" style:parent-style-name="Standard" style:list-style-name="L2">
      <style:text-properties style:text-underline-style="none" officeooo:rsid="0008c16b" officeooo:paragraph-rsid="0008c16b"/>
    </style:style>
    <style:style style:name="P5" style:family="paragraph" style:parent-style-name="Standard" style:list-style-name="L2">
      <style:text-properties style:text-underline-style="none" officeooo:rsid="000a95df" officeooo:paragraph-rsid="0008c16b"/>
    </style:style>
    <style:style style:name="P6" style:family="paragraph" style:parent-style-name="Standard" style:list-style-name="L2">
      <style:text-properties style:text-underline-style="none" officeooo:rsid="000c9c1c" officeooo:paragraph-rsid="0008c16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95df"/>
    </style:style>
    <style:style style:name="T3" style:family="text">
      <style:text-properties style:text-underline-style="none" officeooo:rsid="000c9c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-requis :</text:p>
      <text:list xml:id="list1788516671" text:style-name="L1">
        <text:list-item>
          <text:p text:style-name="P3">ordre sur les nombres rationnels en écriture décimale ou fractionnaire.</text:p>
        </text:list-item>
        <text:list-item>
          <text:p text:style-name="P3"/>
        </text:list-item>
      </text:list>
      <text:p text:style-name="P1">Compétences :</text:p>
      <text:list xml:id="list1838062368" text:style-name="L2">
        <text:list-item>
          <text:p text:style-name="P4">repérer et placer un nombre rationnel sur une droite graduée ;</text:p>
        </text:list-item>
        <text:list-item>
          <text:p text:style-name="P2"><text:span text:style-name="T1">calculer avec des nombres relatifs, des fractions, des nombres décimaux </text:span><text:span text:style-name="T2">(PRIORITÉ FAIBLE)</text:span></text:p>
        </text:list-item>
        <text:list-item>
          <text:p text:style-name="P5">effectuer des calculs et des comparaisons pour traiter des problèmes.</text:p>
        </text:list-item>
        <text:list-item>
          <text:p text:style-name="P2"><text:span text:style-name="T2">utiliser des transformations pour calculer des grandeurs géométriques </text:span><text:span text:style-name="T3">(??)</text:span></text:p>
        </text:list-item>
        <text:list-item>
          <text:p text:style-name="P6">abscisse, ordonnée, altitude ;</text:p>
        </text:list-item>
        <text:list-item>
          <text:p text:style-name="P6">(se) repérer sur une droite gradué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1-22T18:18:02.278247816</dc:date>
    <meta:editing-duration>PT15M3S</meta:editing-duration>
    <meta:editing-cycles>7</meta:editing-cycles>
    <meta:document-statistic meta:table-count="0" meta:image-count="0" meta:object-count="0" meta:page-count="1" meta:paragraph-count="10" meta:word-count="74" meta:character-count="463" meta:non-whitespace-character-count="406"/>
  </office:meta>
</office:document-meta>
</file>